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0" table:formula="of:=SUM([.B3:.F3])" table:style-name="ce8">
            <text:p>10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10" table:formula="of:=SUM([.Y3];[.S3];[.M3];[.G3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9" table:formula="of:=SUM([.B4:.F4])" table:style-name="ce8">
            <text:p>9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9" table:formula="of:=SUM([.Y4];[.S4];[.M4];[.G4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B5:.F5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2" table:formula="of:=SUM([.B7:.F7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" table:formula="of:=SUM([.Y7];[.S7];[.M7];[.G7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3" table:formula="of:=SUM([.B8:.F8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3" table:formula="of:=SUM([.Y8];[.S8];[.M8];[.G8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B10:.F10])" table:style-name="ce15">
            <text:p>7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7" table:formula="of:=SUM([.Y10];[.S10];[.M10];[.G10])" table:style-name="ce9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0" table:formula="of:=SUM([.F3:.F10])" table:style-name="ce20">
            <text:p>0</text:p>
          </table:table-cell>
          <table:table-cell office:value-type="float" office:value="31" table:formula="of:=SUM([.G3:.G10])" table:style-name="ce4">
            <text:p>3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31" table:formula="of:=SUM([.Z3:.Z10])" table:style-name="ce21">
            <text:p>31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9-18T23:16:56Z</dc:date>
    <meta:editing-cycles>3</meta:editing-cycles>
    <meta:editing-duration>PT359S</meta:editing-duration>
  </office:meta>
</office:document-meta>
</file>